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officeooo:rsid="000ef206" officeooo:paragraph-rsid="000ef206"/>
    </style:style>
    <style:style style:name="P2" style:family="paragraph" style:parent-style-name="Standard">
      <style:text-properties officeooo:rsid="000ef206" officeooo:paragraph-rsid="000ef2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h text:style-name="P1" text:outline-level="2">Internationalization </text:h>
      <text:p text:style-name="P2"/>
      <text:p text:style-name="P2">Here is the GitHub Link for this assignment</text:p>
      <text:p text:style-name="P2"/>
      <text:p text:style-name="P2"><text:a xlink:type="simple" xlink:href="https://github.com/kishanpatel-simform/lms_practical/tree/master/Internationalization" text:style-name="Internet_20_link" text:visited-style-name="Visited_20_Internet_20_Link">https://github.com/kishanpatel-simform/lms_practical/tree/master/Internationalization</text:a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4T11:36:10.402402300</meta:creation-date>
    <dc:date>2022-04-14T11:37:59.327814394</dc:date>
    <meta:editing-duration>PT1M4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3" meta:word-count="10" meta:character-count="149" meta:non-whitespace-character-count="141"/>
  </office:meta>
</office:document-meta>
</file>